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17cm"/>
    </style:style>
    <style:style style:name="ro3" style:family="table-row">
      <style:table-row-properties style:row-height="1.249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number-columns-repeated="3" table:default-cell-style-name="ce21"/>
        <table:table-column table:style-name="co10" table:default-cell-style-name="ce21"/>
        <table:table-column table:style-name="co9" table:number-columns-repeated="1015" table:default-cell-style-name="ce21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019"/>
        </table:table-row>
        <table:table-row table:style-name="ro3">
          <table:table-cell table:style-name="ce5" table:formula="of:=[.A2]+1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number-columns-repeated="1019"/>
        </table:table-row>
        <table:table-row table:style-name="ro8">
          <table:table-cell table:style-name="ce5" table:formula="of:=[.A3]+1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number-columns-repeated="1019"/>
        </table:table-row>
        <table:table-row table:style-name="ro9">
          <table:table-cell table:style-name="ce5" table:formula="of:=[.A4]+1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</text:span><text:span text:style-name="T4">estos son clientes de Paquete Premium, <text:s/></text:span><text:span text:style-name="T4">el area de marketing solo considera vip a </text:span><text:span text:style-name="T4">menos del <text:s/>2% de los paquete premium , </text:span><text:span text:style-name="T4">y da a estos clientes VIP un trato a </text:span><text:span text:style-name="T4">puertas cerradas.</text:span></text:p>
          </table:table-cell>
          <table:table-cell table:number-columns-repeated="1019"/>
        </table:table-row>
        <table:table-row table:style-name="ro10">
          <table:table-cell table:style-name="ce5" table:formula="of:=[.A5]+1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number-columns-repeated="1019"/>
        </table:table-row>
        <table:table-row table:style-name="ro6">
          <table:table-cell table:style-name="ce5" table:formula="of:=[.A6]+1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number-columns-repeated="1019"/>
        </table:table-row>
        <table:table-row table:style-name="ro11">
          <table:table-cell table:style-name="ce5" table:formula="of:=[.A7]+1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number-columns-repeated="1019"/>
        </table:table-row>
        <table:table-row table:style-name="ro6">
          <table:table-cell table:style-name="ce5" table:formula="of:=[.A8]+1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number-columns-repeated="1019"/>
        </table:table-row>
        <table:table-row table:style-name="ro12">
          <table:table-cell table:style-name="ce5" table:formula="of:=[.A9]+1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019"/>
        </table:table-row>
        <table:table-row table:style-name="ro6">
          <table:table-cell table:style-name="ce5" table:formula="of:=[.A10]+1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number-columns-repeated="1019"/>
        </table:table-row>
        <table:table-row table:style-name="ro13">
          <table:table-cell table:style-name="ce5" table:formula="of:=[.A11]+1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number-columns-repeated="1019"/>
        </table:table-row>
        <table:table-row table:style-name="ro14">
          <table:table-cell table:style-name="ce5" table:formula="of:=[.A12]+1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number-columns-repeated="1019"/>
        </table:table-row>
        <table:table-row table:style-name="ro15">
          <table:table-cell table:style-name="ce5" table:formula="of:=[.A13]+1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number-columns-repeated="1019"/>
        </table:table-row>
        <table:table-row table:style-name="ro16">
          <table:table-cell table:style-name="ce5" table:formula="of:=[.A14]+1" office:value-type="float" office:value="14">
            <text:p>14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/>
        </table:table-row>
        <table:table-row table:style-name="ro17">
          <table:table-cell table:style-name="ce5" table:formula="of:=[.A15]+1" office:value-type="float" office:value="15">
            <text:p>15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number-columns-repeated="1019"/>
        </table:table-row>
        <table:table-row table:style-name="ro6">
          <table:table-cell table:style-name="ce5" table:formula="of:=[.A16]+1" office:value-type="float" office:value="16">
            <text:p>16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number-columns-repeated="1019"/>
        </table:table-row>
        <table:table-row table:style-name="ro6">
          <table:table-cell table:style-name="ce5" table:formula="of:=[.A17]+1" office:value-type="float" office:value="17">
            <text:p>17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number-columns-repeated="1019"/>
        </table:table-row>
        <table:table-row table:style-name="ro6">
          <table:table-cell table:style-name="ce5" table:formula="of:=[.A18]+1" office:value-type="float" office:value="18">
            <text:p>18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number-columns-repeated="1019"/>
        </table:table-row>
        <table:table-row table:style-name="ro6">
          <table:table-cell table:style-name="ce5" table:formula="of:=[.A19]+1" office:value-type="float" office:value="19">
            <text:p>19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number-columns-repeated="1019"/>
        </table:table-row>
        <table:table-row table:style-name="ro6">
          <table:table-cell table:style-name="ce5" table:formula="of:=[.A20]+1" office:value-type="float" office:value="20">
            <text:p>20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number-columns-repeated="1019"/>
        </table:table-row>
        <table:table-row table:style-name="ro3">
          <table:table-cell table:style-name="ce5" table:formula="of:=[.A21]+1" office:value-type="float" office:value="21">
            <text:p>21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22]+1" office:value-type="float" office:value="22">
            <text:p>22</text:p>
          </table:table-cell>
          <table:table-cell table:style-name="ce8" office:value-type="string">
            <text:p>cdescubierto_preacordad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tiene un acuerdo de descubierto</text:p>
          </table:table-cell>
          <table:table-cell table:number-columns-repeated="1019"/>
        </table:table-row>
        <table:table-row table:style-name="ro15">
          <table:table-cell table:style-name="ce5" table:formula="of:=[.A23]+1" office:value-type="float" office:value="23">
            <text:p>23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, cajas de ahorro, cuentas corrientes, pesos y dolares. El valor esta convertido a pesos.</text:p>
          </table:table-cell>
          <table:table-cell table:number-columns-repeated="1019"/>
        </table:table-row>
        <table:table-row table:style-name="ro6">
          <table:table-cell table:style-name="ce5" table:formula="of:=[.A24]+1" office:value-type="float" office:value="24">
            <text:p>24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number-columns-repeated="1019"/>
        </table:table-row>
        <table:table-row table:style-name="ro18">
          <table:table-cell table:style-name="ce5" table:formula="of:=[.A25]+1" office:value-type="float" office:value="25">
            <text:p>25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number-columns-repeated="1019"/>
        </table:table-row>
        <table:table-row table:style-name="ro19">
          <table:table-cell table:style-name="ce5" table:formula="of:=[.A26]+1" office:value-type="float" office:value="26">
            <text:p>26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number-columns-repeated="1019"/>
        </table:table-row>
        <table:table-row table:style-name="ro20">
          <table:table-cell table:style-name="ce5" table:formula="of:=[.A27]+1" office:value-type="float" office:value="27">
            <text:p>27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019"/>
        </table:table-row>
        <table:table-row table:style-name="ro13">
          <table:table-cell table:style-name="ce5" table:formula="of:=[.A28]+1" office:value-type="float" office:value="28">
            <text:p>28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29]+1" office:value-type="float" office:value="29">
            <text:p>29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0]+1" office:value-type="float" office:value="30">
            <text:p>30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number-columns-repeated="1019"/>
        </table:table-row>
        <table:table-row table:style-name="ro13">
          <table:table-cell table:style-name="ce5" table:formula="of:=[.A31]+1" office:value-type="float" office:value="31">
            <text:p>31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number-columns-repeated="1019"/>
        </table:table-row>
        <table:table-row table:style-name="ro13">
          <table:table-cell table:style-name="ce5" table:formula="of:=[.A32]+1" office:value-type="float" office:value="32">
            <text:p>32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number-columns-repeated="1019"/>
        </table:table-row>
        <table:table-row table:style-name="ro6">
          <table:table-cell table:style-name="ce5" table:formula="of:=[.A33]+1" office:value-type="float" office:value="33">
            <text:p>33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number-columns-repeated="1019"/>
        </table:table-row>
        <table:table-row table:style-name="ro21">
          <table:table-cell table:style-name="ce5" table:formula="of:=[.A34]+1" office:value-type="float" office:value="34">
            <text:p>34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number-columns-repeated="1019"/>
        </table:table-row>
        <table:table-row table:style-name="ro6">
          <table:table-cell table:style-name="ce5" table:formula="of:=[.A35]+1" office:value-type="float" office:value="35">
            <text:p>35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number-columns-repeated="1019"/>
        </table:table-row>
        <table:table-row table:style-name="ro22">
          <table:table-cell table:style-name="ce5" table:formula="of:=[.A36]+1" office:value-type="float" office:value="36">
            <text:p>36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number-columns-repeated="1019"/>
        </table:table-row>
        <table:table-row table:style-name="ro6">
          <table:table-cell table:style-name="ce5" table:formula="of:=[.A37]+1" office:value-type="float" office:value="37">
            <text:p>37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number-columns-repeated="1019"/>
        </table:table-row>
        <table:table-row table:style-name="ro14">
          <table:table-cell table:style-name="ce5" table:formula="of:=[.A38]+1" office:value-type="float" office:value="38">
            <text:p>38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number-columns-repeated="1019"/>
        </table:table-row>
        <table:table-row table:style-name="ro23">
          <table:table-cell table:style-name="ce5" table:formula="of:=[.A39]+1" office:value-type="float" office:value="39">
            <text:p>39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number-columns-repeated="1019"/>
        </table:table-row>
        <table:table-row table:style-name="ro24">
          <table:table-cell table:style-name="ce5" table:formula="of:=[.A40]+1" office:value-type="float" office:value="40">
            <text:p>40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number-columns-repeated="1019"/>
        </table:table-row>
        <table:table-row table:style-name="ro6">
          <table:table-cell table:style-name="ce5" table:formula="of:=[.A41]+1" office:value-type="float" office:value="41">
            <text:p>41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number-columns-repeated="1019"/>
        </table:table-row>
        <table:table-row table:style-name="ro13">
          <table:table-cell table:style-name="ce5" table:formula="of:=[.A42]+1" office:value-type="float" office:value="42">
            <text:p>42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number-columns-repeated="1019"/>
        </table:table-row>
        <table:table-row table:style-name="ro25">
          <table:table-cell table:style-name="ce5" table:formula="of:=[.A43]+1" office:value-type="float" office:value="43">
            <text:p>43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number-columns-repeated="1019"/>
        </table:table-row>
        <table:table-row table:style-name="ro18">
          <table:table-cell table:style-name="ce5" table:formula="of:=[.A44]+1" office:value-type="float" office:value="44">
            <text:p>44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number-columns-repeated="1019"/>
        </table:table-row>
        <table:table-row table:style-name="ro6">
          <table:table-cell table:style-name="ce5" table:formula="of:=[.A45]+1" office:value-type="float" office:value="45">
            <text:p>45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46]+1" office:value-type="float" office:value="46">
            <text:p>46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number-columns-repeated="1019"/>
        </table:table-row>
        <table:table-row table:style-name="ro26">
          <table:table-cell table:style-name="ce5" table:formula="of:=[.A47]+1" office:value-type="float" office:value="47">
            <text:p>47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number-columns-repeated="1019"/>
        </table:table-row>
        <table:table-row table:style-name="ro6">
          <table:table-cell table:style-name="ce5" table:formula="of:=[.A48]+1" office:value-type="float" office:value="48">
            <text:p>48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number-columns-repeated="1019"/>
        </table:table-row>
        <table:table-row table:style-name="ro6">
          <table:table-cell table:style-name="ce5" table:formula="of:=[.A49]+1" office:value-type="float" office:value="49">
            <text:p>49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number-columns-repeated="1019"/>
        </table:table-row>
        <table:table-row table:style-name="ro6">
          <table:table-cell table:style-name="ce5" table:formula="of:=[.A50]+1" office:value-type="float" office:value="50">
            <text:p>50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number-columns-repeated="1019"/>
        </table:table-row>
        <table:table-row table:style-name="ro27">
          <table:table-cell table:style-name="ce5" table:formula="of:=[.A51]+1" office:value-type="float" office:value="51">
            <text:p>51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/>
        </table:table-row>
        <table:table-row table:style-name="ro28">
          <table:table-cell table:style-name="ce5" table:formula="of:=[.A52]+1" office:value-type="float" office:value="52">
            <text:p>52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/>
        </table:table-row>
        <table:table-row table:style-name="ro14">
          <table:table-cell table:style-name="ce5" table:formula="of:=[.A53]+1" office:value-type="float" office:value="53">
            <text:p>53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number-columns-repeated="1019"/>
        </table:table-row>
        <table:table-row table:style-name="ro13">
          <table:table-cell table:style-name="ce5" table:formula="of:=[.A54]+1" office:value-type="float" office:value="54">
            <text:p>54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number-columns-repeated="1019"/>
        </table:table-row>
        <table:table-row table:style-name="ro3">
          <table:table-cell table:style-name="ce5" table:formula="of:=[.A55]+1" office:value-type="float" office:value="55">
            <text:p>55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number-columns-repeated="1019"/>
        </table:table-row>
        <table:table-row table:style-name="ro29">
          <table:table-cell table:style-name="ce5" table:formula="of:=[.A56]+1" office:value-type="float" office:value="56">
            <text:p>56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number-columns-repeated="1019"/>
        </table:table-row>
        <table:table-row table:style-name="ro30">
          <table:table-cell table:style-name="ce5" table:formula="of:=[.A57]+1" office:value-type="float" office:value="57">
            <text:p>57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29">
          <table:table-cell table:style-name="ce5" table:formula="of:=[.A58]+1" office:value-type="float" office:value="58">
            <text:p>58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number-columns-repeated="1019"/>
        </table:table-row>
        <table:table-row table:style-name="ro31">
          <table:table-cell table:style-name="ce5" table:formula="of:=[.A59]+1" office:value-type="float" office:value="59">
            <text:p>59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60]+1" office:value-type="float" office:value="60">
            <text:p>60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number-columns-repeated="1019"/>
        </table:table-row>
        <table:table-row table:style-name="ro16">
          <table:table-cell table:style-name="ce5" table:formula="of:=[.A61]+1" office:value-type="float" office:value="61">
            <text:p>61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6">
          <table:table-cell table:style-name="ce5" table:formula="of:=[.A62]+1" office:value-type="float" office:value="62">
            <text:p>62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3]+1" office:value-type="float" office:value="63">
            <text:p>63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4]+1" office:value-type="float" office:value="64">
            <text:p>64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number-columns-repeated="1019"/>
        </table:table-row>
        <table:table-row table:style-name="ro33">
          <table:table-cell table:style-name="ce5" table:formula="of:=[.A65]+1" office:value-type="float" office:value="65">
            <text:p>65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number-columns-repeated="1019"/>
        </table:table-row>
        <table:table-row table:style-name="ro34">
          <table:table-cell table:style-name="ce5" table:formula="of:=[.A66]+1" office:value-type="float" office:value="66">
            <text:p>66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number-columns-repeated="1019"/>
        </table:table-row>
        <table:table-row table:style-name="ro23">
          <table:table-cell table:style-name="ce5" table:formula="of:=[.A67]+1" office:value-type="float" office:value="67">
            <text:p>67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number-columns-repeated="1019"/>
        </table:table-row>
        <table:table-row table:style-name="ro12">
          <table:table-cell table:style-name="ce5" table:formula="of:=[.A68]+1" office:value-type="float" office:value="68">
            <text:p>68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13">
          <table:table-cell table:style-name="ce5" table:formula="of:=[.A69]+1" office:value-type="float" office:value="69">
            <text:p>69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23">
          <table:table-cell table:style-name="ce5" table:formula="of:=[.A70]+1" office:value-type="float" office:value="70">
            <text:p>70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5">
          <table:table-cell table:style-name="ce5" table:formula="of:=[.A71]+1" office:value-type="float" office:value="71">
            <text:p>71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3">
          <table:table-cell table:style-name="ce5" table:formula="of:=[.A72]+1" office:value-type="float" office:value="72">
            <text:p>72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number-columns-repeated="1019"/>
        </table:table-row>
        <table:table-row table:style-name="ro12">
          <table:table-cell table:style-name="ce5" table:formula="of:=[.A73]+1" office:value-type="float" office:value="73">
            <text:p>73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number-columns-repeated="1019"/>
        </table:table-row>
        <table:table-row table:style-name="ro6">
          <table:table-cell table:style-name="ce5" table:formula="of:=[.A74]+1" office:value-type="float" office:value="74">
            <text:p>74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36">
          <table:table-cell table:style-name="ce5" table:formula="of:=[.A75]+1" office:value-type="float" office:value="75">
            <text:p>75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</text:span><text:span text:style-name="T3">comisiones</text:span> que se cobraron al cliente durante el mes.</text:p>
          </table:table-cell>
          <table:table-cell table:number-columns-repeated="1019"/>
        </table:table-row>
        <table:table-row table:style-name="ro14">
          <table:table-cell table:style-name="ce5" table:formula="of:=[.A76]+1" office:value-type="float" office:value="76">
            <text:p>76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37">
          <table:table-cell table:style-name="ce5" table:formula="of:=[.A77]+1" office:value-type="float" office:value="77">
            <text:p>77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number-columns-repeated="1019"/>
        </table:table-row>
        <table:table-row table:style-name="ro23">
          <table:table-cell table:style-name="ce5" table:formula="of:=[.A78]+1" office:value-type="float" office:value="78">
            <text:p>78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number-columns-repeated="1019"/>
        </table:table-row>
        <table:table-row table:style-name="ro17">
          <table:table-cell table:style-name="ce5" table:formula="of:=[.A79]+1" office:value-type="float" office:value="79">
            <text:p>79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number-columns-repeated="1019"/>
        </table:table-row>
        <table:table-row table:style-name="ro14">
          <table:table-cell table:style-name="ce5" table:formula="of:=[.A80]+1" office:value-type="float" office:value="80">
            <text:p>80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number-columns-repeated="1019"/>
        </table:table-row>
        <table:table-row table:style-name="ro35">
          <table:table-cell table:style-name="ce5" table:formula="of:=[.A81]+1" office:value-type="float" office:value="81">
            <text:p>81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36">
          <table:table-cell table:style-name="ce5" table:formula="of:=[.A82]+1" office:value-type="float" office:value="82">
            <text:p>82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23">
          <table:table-cell table:style-name="ce5" table:formula="of:=[.A83]+1" office:value-type="float" office:value="83">
            <text:p>83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number-columns-repeated="1019"/>
        </table:table-row>
        <table:table-row table:style-name="ro38">
          <table:table-cell table:style-name="ce5" table:formula="of:=[.A84]+1" office:value-type="float" office:value="84">
            <text:p>84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number-columns-repeated="1019"/>
        </table:table-row>
        <table:table-row table:style-name="ro6">
          <table:table-cell table:style-name="ce5" table:formula="of:=[.A85]+1" office:value-type="float" office:value="85">
            <text:p>85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number-columns-repeated="1019"/>
        </table:table-row>
        <table:table-row table:style-name="ro6">
          <table:table-cell table:style-name="ce5" table:formula="of:=[.A86]+1" office:value-type="float" office:value="86">
            <text:p>86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number-columns-repeated="1019"/>
        </table:table-row>
        <table:table-row table:style-name="ro38">
          <table:table-cell table:style-name="ce5" table:formula="of:=[.A87]+1" office:value-type="float" office:value="87">
            <text:p>87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number-columns-repeated="1019"/>
        </table:table-row>
        <table:table-row table:style-name="ro35">
          <table:table-cell table:style-name="ce5" table:formula="of:=[.A88]+1" office:value-type="float" office:value="88">
            <text:p>88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number-columns-repeated="1019"/>
        </table:table-row>
        <table:table-row table:style-name="ro38">
          <table:table-cell table:style-name="ce5" table:formula="of:=[.A89]+1" office:value-type="float" office:value="89">
            <text:p>89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5">
          <table:table-cell table:style-name="ce5" table:formula="of:=[.A90]+1" office:value-type="float" office:value="90">
            <text:p>90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6">
          <table:table-cell table:style-name="ce5" table:formula="of:=[.A91]+1" office:value-type="float" office:value="91">
            <text:p>91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number-columns-repeated="1019"/>
        </table:table-row>
        <table:table-row table:style-name="ro36">
          <table:table-cell table:style-name="ce5" table:formula="of:=[.A92]+1" office:value-type="float" office:value="92">
            <text:p>92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number-columns-repeated="1019"/>
        </table:table-row>
        <table:table-row table:style-name="ro14">
          <table:table-cell table:style-name="ce5" table:formula="of:=[.A93]+1" office:value-type="float" office:value="93">
            <text:p>93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number-columns-repeated="1019"/>
        </table:table-row>
        <table:table-row table:style-name="ro15">
          <table:table-cell table:style-name="ce5" table:formula="of:=[.A94]+1" office:value-type="float" office:value="94">
            <text:p>94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number-columns-repeated="1019"/>
        </table:table-row>
        <table:table-row table:style-name="ro42">
          <table:table-cell table:style-name="ce5" table:formula="of:=[.A95]+1" office:value-type="float" office:value="95">
            <text:p>95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number-columns-repeated="1019"/>
        </table:table-row>
        <table:table-row table:style-name="ro12">
          <table:table-cell table:style-name="ce5" table:formula="of:=[.A96]+1" office:value-type="float" office:value="96">
            <text:p>96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number-columns-repeated="1019"/>
        </table:table-row>
        <table:table-row table:style-name="ro6">
          <table:table-cell table:style-name="ce5" table:formula="of:=[.A97]+1" office:value-type="float" office:value="97">
            <text:p>97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98]+1" office:value-type="float" office:value="98">
            <text:p>98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number-columns-repeated="1019"/>
        </table:table-row>
        <table:table-row table:style-name="ro36">
          <table:table-cell table:style-name="ce5" table:formula="of:=[.A99]+1" office:value-type="float" office:value="99">
            <text:p>99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0]+1" office:value-type="float" office:value="100">
            <text:p>100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1]+1" office:value-type="float" office:value="101">
            <text:p>101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2]+1" office:value-type="float" office:value="102">
            <text:p>102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4">
          <table:table-cell table:style-name="ce5" table:formula="of:=[.A103]+1" office:value-type="float" office:value="103">
            <text:p>103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">
          <table:table-cell table:style-name="ce5" table:formula="of:=[.A104]+1" office:value-type="float" office:value="104">
            <text:p>104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5]+1" office:value-type="float" office:value="105">
            <text:p>105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6]+1" office:value-type="float" office:value="106">
            <text:p>106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3">
          <table:table-cell table:style-name="ce5" table:formula="of:=[.A107]+1" office:value-type="float" office:value="107">
            <text:p>107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18">
          <table:table-cell table:style-name="ce5" table:formula="of:=[.A108]+1" office:value-type="float" office:value="108">
            <text:p>108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number-columns-repeated="1019"/>
        </table:table-row>
        <table:table-row table:style-name="ro18">
          <table:table-cell table:style-name="ce5" table:formula="of:=[.A109]+1" office:value-type="float" office:value="109">
            <text:p>109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number-columns-repeated="1019"/>
        </table:table-row>
        <table:table-row table:style-name="ro18">
          <table:table-cell table:style-name="ce5" table:formula="of:=[.A110]+1" office:value-type="float" office:value="110">
            <text:p>110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number-columns-repeated="1019"/>
        </table:table-row>
        <table:table-row table:style-name="ro43">
          <table:table-cell table:style-name="ce6" table:formula="of:=[.A111]+1" office:value-type="float" office:value="111">
            <text:p>111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 table:number-columns-repeated="3"/>
          <table:table-cell table:number-columns-repeated="1016"/>
        </table:table-row>
        <table:table-row table:style-name="ro44">
          <table:table-cell table:style-name="ce6" table:formula="of:=[.A112]+1" office:value-type="float" office:value="112">
            <text:p>112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3]+1" office:value-type="float" office:value="113">
            <text:p>113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4]+1" office:value-type="float" office:value="114">
            <text:p>114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5]+1" office:value-type="float" office:value="115">
            <text:p>115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6]+1" office:value-type="float" office:value="116">
            <text:p>116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7]+1" office:value-type="float" office:value="117">
            <text:p>117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8]+1" office:value-type="float" office:value="118">
            <text:p>118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19]+1" office:value-type="float" office:value="119">
            <text:p>119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3">
          <table:table-cell table:style-name="ce6" table:formula="of:=[.A120]+1" office:value-type="float" office:value="120">
            <text:p>120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1]+1" office:value-type="float" office:value="121">
            <text:p>121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</text:span><text:span text:style-name="T5">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2]+1" office:value-type="float" office:value="122">
            <text:p>122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3]+1" office:value-type="float" office:value="123">
            <text:p>123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4]+1" office:value-type="float" office:value="124">
            <text:p>124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5]+1" office:value-type="float" office:value="125">
            <text:p>125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6]+1" office:value-type="float" office:value="126">
            <text:p>126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7]+1" office:value-type="float" office:value="127">
            <text:p>127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8]+1" office:value-type="float" office:value="128">
            <text:p>128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29]+1" office:value-type="float" office:value="129">
            <text:p>129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6">
          <table:table-cell table:style-name="ce6" table:formula="of:=[.A130]+1" office:value-type="float" office:value="130">
            <text:p>130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31]+1" office:value-type="float" office:value="131">
            <text:p>131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22">
          <table:table-cell table:style-name="ce6" table:formula="of:=[.A132]+1" office:value-type="float" office:value="132">
            <text:p>132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3">
          <table:table-cell table:style-name="ce7" table:formula="of:=[.A133]+1" office:value-type="float" office:value="133">
            <text:p>133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3" table:number-columns-repeated="2"/>
          <table:table-cell table:number-columns-repeated="1016"/>
        </table:table-row>
        <table:table-row table:style-name="ro24">
          <table:table-cell table:style-name="ce7" table:formula="of:=[.A134]+1" office:value-type="float" office:value="134">
            <text:p>134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5]+1" office:value-type="float" office:value="135">
            <text:p>135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6]+1" office:value-type="float" office:value="136">
            <text:p>136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7]+1" office:value-type="float" office:value="137">
            <text:p>137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8]+1" office:value-type="float" office:value="138">
            <text:p>138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9]+1" office:value-type="float" office:value="139">
            <text:p>139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0]+1" office:value-type="float" office:value="140">
            <text:p>140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45">
          <table:table-cell table:style-name="ce7" table:formula="of:=[.A141]+1" office:value-type="float" office:value="141">
            <text:p>141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4">
          <table:table-cell table:style-name="ce7" table:formula="of:=[.A142]+1" office:value-type="float" office:value="142">
            <text:p>142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3]+1" office:value-type="float" office:value="143">
            <text:p>143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</text:span><text:span text:style-name="T5">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4]+1" office:value-type="float" office:value="144">
            <text:p>144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5]+1" office:value-type="float" office:value="145">
            <text:p>145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6]+1" office:value-type="float" office:value="146">
            <text:p>146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7]+1" office:value-type="float" office:value="147">
            <text:p>147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8]+1" office:value-type="float" office:value="148">
            <text:p>148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9]+1" office:value-type="float" office:value="149">
            <text:p>149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0]+1" office:value-type="float" office:value="150">
            <text:p>150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33">
          <table:table-cell table:style-name="ce7" table:formula="of:=[.A151]+1" office:value-type="float" office:value="151">
            <text:p>151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7">
          <table:table-cell table:style-name="ce7" table:formula="of:=[.A152]+1" office:value-type="float" office:value="152">
            <text:p>152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3]+1" office:value-type="float" office:value="153">
            <text:p>153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7" table:formula="of:=[.A154]+1" office:value-type="float" office:value="154">
            <text:p>154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9">
          <table:table-cell table:style-name="ce9" table:formula="of:=[.A155]+1" office:value-type="float" office:value="155">
            <text:p>155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3"/>
        </table:table-row>
        <table:table-row table:style-name="ro39" table:number-rows-repeated="15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pta </number:text>
    </number:number-style>
    <number:number-style style:name="N174P1" style:volatile="true">
      <number:text>-</number:text>
      <number:number number:decimal-places="0" number:min-integer-digits="1" number:grouping="true"/>
      <number:text> pta </number:text>
    </number:number-style>
    <number:number-style style:name="N174P2" style:volatile="true">
      <number:text> -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  </number:text>
    </number:number-style>
    <number:number-style style:name="N178P1" style:volatile="true">
      <number:text>-</number:text>
      <number:number number:decimal-places="0" number:min-integer-digits="1" number:grouping="true"/>
      <number:text>       </number:text>
    </number:number-style>
    <number:number-style style:name="N178P2" style:volatile="true">
      <number:text> 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pta </number:text>
    </number:number-style>
    <number:number-style style:name="N182P1" style:volatile="true">
      <number:text>-</number:text>
      <number:number number:decimal-places="2" number:min-integer-digits="1" number:grouping="true"/>
      <number:text> pta </number:text>
    </number:number-style>
    <number:number-style style:name="N182P2" style:volatile="true">
      <number:text> -</number:text>
      <number:number number:decimal-places="0" number:min-integer-digits="0"/>
      <number:text>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  </number:text>
    </number:number-style>
    <number:number-style style:name="N186P1" style:volatile="true">
      <number:text>-</number:text>
      <number:number number:decimal-places="2" number:min-integer-digits="1" number:grouping="true"/>
      <number:text>       </number:text>
    </number:number-style>
    <number:number-style style:name="N186P2" style:volatile="true">
      <number:text> -</number:text>
      <number:number number:decimal-places="0" number:min-integer-digits="0"/>
      <number:text>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4">08/04/2022</text:date>, <text:time>02:1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2-08-01T23:01:07.68</meta:creation-date>
    <meta:editing-duration>PT43M41S</meta:editing-duration>
    <meta:editing-cycles>6</meta:editing-cycles>
    <meta:generator>OpenOffice/4.1.10$Win32 OpenOffice.org_project/4110m2$Build-9807</meta:generator>
    <dc:date>2022-08-04T02:14:14.29</dc:date>
    <dc:creator>Gustavo Denicolay</dc:creator>
    <meta:document-statistic meta:table-count="2" meta:cell-count="638" meta:object-count="0"/>
  </office:meta>
</office:document-meta>
</file>